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 LIGHT" svg:font-family="'CaLIBRI LIGHT'"/>
    <style:font-face style:name="Calibri light" svg:font-family="'Calibri light'"/>
    <style:font-face style:name="Calibri light2" svg:font-family="'Calibri light'" style:font-adornments="Italique"/>
    <style:font-face style:name="Calibri light1" svg:font-family="'Calibri light'" style:font-adornments="Normal"/>
    <style:font-face style:name="Lohit Devanagari1" svg:font-family="'Lohit Devanagari'"/>
    <style:font-face style:name="FreeMono" svg:font-family="FreeMono" style:font-family-generic="modern" style:font-pitch="fixed"/>
    <style:font-face style:name="Cantarell Thin" svg:font-family="'Cantarell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libri light" fo:font-size="11pt" style:text-underline-style="solid" style:text-underline-width="auto" style:text-underline-color="font-color" fo:font-weight="bold" officeooo:rsid="001e05c4" officeooo:paragraph-rsid="001e05c4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libri light" fo:font-size="11pt" style:text-underline-style="solid" style:text-underline-width="auto" style:text-underline-color="font-color" fo:font-weight="bold" officeooo:rsid="001e05c4" officeooo:paragraph-rsid="003796bc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libri light" fo:font-size="11pt" officeooo:rsid="00288560" officeooo:paragraph-rsid="004dab27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Calibri light" fo:font-size="11pt" officeooo:rsid="002dfb89" officeooo:paragraph-rsid="004dab27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Calibri light" fo:font-size="11pt" officeooo:rsid="002b319c" officeooo:paragraph-rsid="004dab2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Calibri light" fo:font-size="11pt" officeooo:rsid="002becda" officeooo:paragraph-rsid="004dab27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Calibri light" fo:font-size="11pt" officeooo:paragraph-rsid="00208e33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Calibri light" fo:font-size="11pt" officeooo:rsid="004bfe01" officeooo:paragraph-rsid="004dab27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fo:color="#c9211e" style:font-name="Calibri light" fo:font-size="11pt" officeooo:paragraph-rsid="004dab27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officeooo:paragraph-rsid="00359acf"/>
    </style:style>
    <style:style style:name="P11" style:family="paragraph" style:parent-style-name="Standard">
      <style:paragraph-properties fo:text-align="justify" style:justify-single-word="false"/>
      <style:text-properties officeooo:paragraph-rsid="0021f403"/>
    </style:style>
    <style:style style:name="P12" style:family="paragraph" style:parent-style-name="Standard">
      <style:paragraph-properties fo:text-align="center" style:justify-single-word="false"/>
      <style:text-properties style:font-name="Cantarell Thin" fo:font-size="26pt" style:text-underline-style="solid" style:text-underline-width="auto" style:text-underline-color="font-color" fo:font-weight="bold" officeooo:rsid="001e05c4" officeooo:paragraph-rsid="003796bc" style:font-size-asian="26pt" style:font-weight-asian="bold" style:font-size-complex="2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antarell Thin" fo:font-size="26pt" style:text-underline-style="none" fo:font-weight="normal" officeooo:rsid="003796bc" officeooo:paragraph-rsid="003796bc" style:font-size-asian="26pt" style:font-weight-asian="normal" style:font-size-complex="26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c9211e" style:font-name="Calibri light" fo:font-size="11pt" fo:letter-spacing="normal" fo:font-style="normal" fo:font-weight="normal" officeooo:paragraph-rsid="004dab27" style:font-size-asian="11pt" style:font-size-complex="11pt"/>
    </style:style>
    <style:style style:name="P15" style:family="paragraph" style:parent-style-name="Text_20_body">
      <style:paragraph-properties fo:text-align="justify" style:justify-single-word="false"/>
      <style:text-properties style:font-name="Calibri light" fo:font-size="11pt" officeooo:paragraph-rsid="003796bc" style:font-size-asian="11pt" style:font-size-complex="11pt"/>
    </style:style>
    <style:style style:name="P16" style:family="paragraph" style:parent-style-name="Text_20_body">
      <style:text-properties style:font-name="Calibri light" fo:font-size="11pt" officeooo:rsid="003691ff" officeooo:paragraph-rsid="003796bc" style:font-size-asian="11pt" style:font-size-complex="11pt"/>
    </style:style>
    <style:style style:name="P17" style:family="paragraph" style:parent-style-name="Text_20_body">
      <style:text-properties officeooo:rsid="00339c68" officeooo:paragraph-rsid="00339c68"/>
    </style:style>
    <style:style style:name="P18" style:family="paragraph" style:parent-style-name="Text_20_body">
      <style:text-properties officeooo:paragraph-rsid="00339c68"/>
    </style:style>
    <style:style style:name="P19" style:family="paragraph" style:parent-style-name="Text_20_body">
      <style:paragraph-properties fo:text-align="justify" style:justify-single-word="false"/>
      <style:text-properties officeooo:paragraph-rsid="0034280f"/>
    </style:style>
    <style:style style:name="P20" style:family="paragraph" style:parent-style-name="Text_20_body">
      <style:paragraph-properties fo:text-align="justify" style:justify-single-word="false"/>
      <style:text-properties officeooo:paragraph-rsid="003796bc"/>
    </style:style>
    <style:style style:name="P21" style:family="paragraph" style:parent-style-name="Text_20_body">
      <style:paragraph-properties fo:text-align="justify" style:justify-single-word="false"/>
      <style:text-properties officeooo:paragraph-rsid="00339c68"/>
    </style:style>
    <style:style style:name="P22" style:family="paragraph" style:parent-style-name="Text_20_body">
      <style:paragraph-properties fo:text-align="justify" style:justify-single-word="false"/>
      <style:text-properties officeooo:paragraph-rsid="003d0037"/>
    </style:style>
    <style:style style:name="P23" style:family="paragraph" style:parent-style-name="Text_20_body">
      <style:paragraph-properties fo:text-align="justify" style:justify-single-word="false"/>
      <style:text-properties officeooo:paragraph-rsid="00431306"/>
    </style:style>
    <style:style style:name="P24" style:family="paragraph" style:parent-style-name="Text_20_body">
      <style:text-properties style:font-name="FreeMono" fo:font-size="11pt" officeooo:rsid="003691ff" officeooo:paragraph-rsid="00359acf" style:font-size-asian="11pt" style:font-size-complex="11pt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" style:family="paragraph" style:parent-style-name="Heading_20_1">
      <style:paragraph-properties fo:text-align="justify" style:justify-single-word="false"/>
      <style:text-properties style:font-name="Calibri light" fo:font-size="11pt" style:font-size-asian="11pt" style:font-size-complex="11pt"/>
    </style:style>
    <style:style style:name="P29" style:family="paragraph" style:parent-style-name="Heading_20_1">
      <style:paragraph-properties fo:text-align="justify" style:justify-single-word="false"/>
    </style:style>
    <style:style style:name="P30" style:family="paragraph" style:parent-style-name="Heading_20_1">
      <style:text-properties fo:font-size="13pt" fo:font-weight="bold" style:font-size-asian="13pt" style:font-weight-asian="bold" style:font-size-complex="13pt" style:font-weight-complex="bold"/>
    </style:style>
    <style:style style:name="P31" style:family="paragraph" style:parent-style-name="Heading_20_1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Heading_20_2">
      <style:text-properties fo:font-size="12pt" style:font-size-asian="12pt" style:font-size-complex="12pt"/>
    </style:style>
    <style:style style:name="P33" style:family="paragraph" style:parent-style-name="Heading_20_2">
      <style:text-properties fo:font-size="12pt" officeooo:paragraph-rsid="00339c68" style:font-size-asian="12pt" style:font-size-complex="12pt"/>
    </style:style>
    <style:style style:name="P34" style:family="paragraph" style:parent-style-name="Heading_20_2">
      <style:text-properties officeooo:paragraph-rsid="003796bc"/>
    </style:style>
    <style:style style:name="P35" style:family="paragraph" style:parent-style-name="Text_20_body">
      <style:paragraph-properties fo:text-align="justify" style:justify-single-word="false"/>
      <style:text-properties officeooo:paragraph-rsid="004dff01"/>
    </style:style>
    <style:style style:name="P36" style:family="paragraph" style:parent-style-name="Text_20_body">
      <style:paragraph-properties fo:text-align="justify" style:justify-single-word="false"/>
      <style:text-properties officeooo:paragraph-rsid="004ee23b"/>
    </style:style>
    <style:style style:name="P37" style:family="paragraph" style:parent-style-name="Text_20_body">
      <style:paragraph-properties fo:text-align="justify" style:justify-single-word="false"/>
      <style:text-properties officeooo:paragraph-rsid="0054fdb8"/>
    </style:style>
    <style:style style:name="P38" style:family="paragraph" style:parent-style-name="Text_20_body">
      <style:paragraph-properties fo:text-align="justify" style:justify-single-word="false"/>
      <style:text-properties officeooo:rsid="00527ebc" officeooo:paragraph-rsid="00527ebc"/>
    </style:style>
    <style:style style:name="P39" style:family="paragraph" style:parent-style-name="Text_20_body">
      <style:paragraph-properties fo:text-align="start" style:justify-single-word="false"/>
      <style:text-properties officeooo:rsid="0054fdb8" officeooo:paragraph-rsid="0054fdb8"/>
    </style:style>
    <style:style style:name="P40" style:family="paragraph" style:parent-style-name="Text_20_body">
      <style:paragraph-properties fo:text-align="start" style:justify-single-word="false"/>
      <style:text-properties style:font-name="FreeMono" officeooo:paragraph-rsid="0054fdb8"/>
    </style:style>
    <style:style style:name="P41" style:family="paragraph" style:parent-style-name="Text_20_body">
      <style:paragraph-properties fo:text-align="justify" style:justify-single-word="false"/>
      <style:text-properties officeooo:rsid="0057d78a" officeooo:paragraph-rsid="0057d78a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style:use-window-font-color="true" style:font-name="Calibri light" fo:font-size="11pt" fo:letter-spacing="normal" fo:font-style="normal" fo:font-weight="normal" officeooo:rsid="0054fdb8" fo:background-color="transparent" loext:char-shading-value="0" style:font-size-asian="11pt" style:font-size-complex="11pt"/>
    </style:style>
    <style:style style:name="T3" style:family="text">
      <style:text-properties fo:font-variant="normal" fo:text-transform="none" style:use-window-font-color="true" style:font-name="Calibri light" fo:font-size="11pt" fo:letter-spacing="normal" fo:font-style="normal" fo:font-weight="normal" fo:background-color="transparent" loext:char-shading-value="0" style:font-size-asian="11pt" style:font-size-complex="11pt"/>
    </style:style>
    <style:style style:name="T4" style:family="text">
      <style:text-properties fo:font-variant="normal" fo:text-transform="none" style:use-window-font-color="true" style:font-name="Calibri light" fo:font-size="11pt" fo:letter-spacing="normal" fo:language="zxx" fo:country="none" fo:font-style="italic" fo:font-weight="normal" officeooo:rsid="0034280f" fo:background-color="transparent" loext:char-shading-value="0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5" style:family="text">
      <style:text-properties fo:font-variant="normal" fo:text-transform="none" style:use-window-font-color="true" style:font-name="Calibri light" fo:font-size="11pt" fo:letter-spacing="normal" fo:language="zxx" fo:country="none" fo:font-style="italic" fo:font-weight="normal" fo:background-color="transparent" loext:char-shading-value="0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6" style:family="text">
      <style:text-properties fo:font-variant="normal" fo:text-transform="none" style:use-window-font-color="true" style:font-name="Calibri light" fo:font-size="11pt" fo:letter-spacing="normal" fo:language="zxx" fo:country="none" fo:font-style="normal" fo:font-weight="normal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7" style:family="text">
      <style:text-properties fo:font-variant="normal" fo:text-transform="none" style:use-window-font-color="true" fo:font-size="11pt" fo:letter-spacing="normal" fo:font-style="normal" fo:font-weight="normal" officeooo:rsid="0054fdb8" fo:background-color="transparent" loext:char-shading-value="0" style:font-size-asian="11pt" style:font-size-complex="11pt"/>
    </style:style>
    <style:style style:name="T8" style:family="text">
      <style:text-properties style:font-name="Calibri light"/>
    </style:style>
    <style:style style:name="T9" style:family="text">
      <style:text-properties style:font-name="Calibri light" fo:font-size="12pt" fo:font-style="italic" officeooo:rsid="00359acf" style:font-size-asian="12pt" style:font-style-asian="italic" style:font-size-complex="12pt" style:font-style-complex="italic"/>
    </style:style>
    <style:style style:name="T10" style:family="text">
      <style:text-properties style:font-name="Calibri light" officeooo:rsid="00339c68" style:font-name-asian="Noto Sans CJK SC" style:font-name-complex="Lohit Devanagari"/>
    </style:style>
    <style:style style:name="T11" style:family="text">
      <style:text-properties style:font-name="Calibri light" fo:font-size="11pt" officeooo:rsid="00339c68" style:font-size-asian="11pt" style:font-size-complex="11pt"/>
    </style:style>
    <style:style style:name="T12" style:family="text">
      <style:text-properties style:font-name="Calibri light" fo:font-size="11pt" officeooo:rsid="00246d9e" style:font-size-asian="11pt" style:font-size-complex="11pt"/>
    </style:style>
    <style:style style:name="T13" style:family="text">
      <style:text-properties style:font-name="Calibri light" fo:font-size="11pt" officeooo:rsid="00265630" style:font-size-asian="11pt" style:font-size-complex="11pt"/>
    </style:style>
    <style:style style:name="T14" style:family="text">
      <style:text-properties style:font-name="Calibri light" fo:font-size="11pt" officeooo:rsid="00359acf" style:font-size-asian="11pt" style:font-size-complex="11pt"/>
    </style:style>
    <style:style style:name="T15" style:family="text">
      <style:text-properties style:font-name="Calibri light" fo:font-size="11pt" officeooo:rsid="003691ff" style:font-size-asian="11pt" style:font-size-complex="11pt"/>
    </style:style>
    <style:style style:name="T16" style:family="text">
      <style:text-properties style:font-name="Calibri light" fo:font-size="11pt" officeooo:rsid="0021f403" style:font-size-asian="11pt" style:font-size-complex="11pt"/>
    </style:style>
    <style:style style:name="T17" style:family="text">
      <style:text-properties style:font-name="Calibri light" fo:font-size="11pt" officeooo:rsid="00398d6c" style:font-size-asian="11pt" style:font-size-complex="11pt"/>
    </style:style>
    <style:style style:name="T18" style:family="text">
      <style:text-properties style:font-name="Calibri light" fo:font-size="11pt" officeooo:rsid="003b4a17" style:font-size-asian="11pt" style:font-size-complex="11pt"/>
    </style:style>
    <style:style style:name="T19" style:family="text">
      <style:text-properties style:font-name="Calibri light" fo:font-size="11pt" officeooo:rsid="003d0037" style:font-size-asian="11pt" style:font-size-complex="11pt"/>
    </style:style>
    <style:style style:name="T20" style:family="text">
      <style:text-properties style:font-name="Calibri light" fo:font-size="11pt" officeooo:rsid="00407106" style:font-size-asian="11pt" style:font-size-complex="11pt"/>
    </style:style>
    <style:style style:name="T21" style:family="text">
      <style:text-properties style:font-name="Calibri light" fo:font-size="11pt" officeooo:rsid="00431306" style:font-size-asian="11pt" style:font-size-complex="11pt"/>
    </style:style>
    <style:style style:name="T22" style:family="text">
      <style:text-properties style:font-name="Calibri light" fo:font-size="11pt" fo:font-style="italic" officeooo:rsid="00359acf" style:font-size-asian="11pt" style:font-style-asian="italic" style:font-size-complex="11pt" style:font-style-complex="italic"/>
    </style:style>
    <style:style style:name="T23" style:family="text">
      <style:text-properties style:font-name="Calibri light" fo:font-size="11pt" fo:font-style="italic" officeooo:rsid="00398d6c" style:font-size-asian="11pt" style:font-style-asian="italic" style:font-size-complex="11pt" style:font-style-complex="italic"/>
    </style:style>
    <style:style style:name="T24" style:family="text">
      <style:text-properties style:font-name="Calibri light" fo:font-size="11pt" fo:font-style="italic" style:text-underline-style="none" officeooo:rsid="0037fc2e" style:font-size-asian="11pt" style:font-style-asian="italic" style:font-size-complex="11pt" style:font-style-complex="italic"/>
    </style:style>
    <style:style style:name="T25" style:family="text">
      <style:text-properties style:font-name="Calibri light" fo:font-size="11pt" fo:language="zxx" fo:country="none" fo:font-style="normal" fo:font-weight="normal" officeooo:rsid="0034280f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26" style:family="text">
      <style:text-properties style:font-name="Calibri light" fo:font-size="11pt" fo:language="zxx" fo:country="none" fo:font-style="normal" fo:font-weight="normal" officeooo:rsid="003691ff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27" style:family="text">
      <style:text-properties style:font-name="Calibri light" fo:font-size="11pt" fo:language="zxx" fo:country="none" fo:font-style="italic" fo:font-weight="normal" officeooo:rsid="0034280f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28" style:family="text">
      <style:text-properties style:font-name="Calibri light" fo:font-size="11pt" fo:font-style="normal" fo:font-weight="normal" officeooo:rsid="001e05c4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style:font-name="Calibri light" fo:font-size="11pt" fo:font-style="normal" fo:font-weight="normal" officeooo:rsid="0034280f" style:font-size-asian="11pt" style:font-style-asian="normal" style:font-weight-asian="normal" style:font-size-complex="11pt" style:font-style-complex="normal" style:font-weight-complex="normal"/>
    </style:style>
    <style:style style:name="T30" style:family="text">
      <style:text-properties style:font-name="Calibri light" fo:font-size="11pt" fo:font-style="normal" fo:font-weight="normal" officeooo:rsid="003691ff" style:font-size-asian="11pt" style:font-style-asian="normal" style:font-weight-asian="normal" style:font-size-complex="11pt" style:font-style-complex="normal" style:font-weight-complex="normal"/>
    </style:style>
    <style:style style:name="T31" style:family="text">
      <style:text-properties style:font-name="Calibri light" fo:font-size="11pt" fo:font-style="normal" fo:font-weight="normal" officeooo:rsid="00431306" style:font-size-asian="11pt" style:font-style-asian="normal" style:font-weight-asian="normal" style:font-size-complex="11pt" style:font-style-complex="normal" style:font-weight-complex="normal"/>
    </style:style>
    <style:style style:name="T32" style:family="text">
      <style:text-properties style:font-name="Calibri light" fo:font-size="11pt" fo:font-style="normal" fo:font-weight="normal" officeooo:rsid="00359acf" style:font-name-asian="Noto Sans CJK SC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T33" style:family="text">
      <style:text-properties style:font-name="Calibri light" fo:font-size="11pt" fo:font-style="normal" fo:font-weight="normal" officeooo:rsid="00265630" style:font-name-asian="Noto Sans CJK SC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T34" style:family="text">
      <style:text-properties style:font-name="Calibri light" fo:font-size="11pt" fo:font-style="normal" fo:font-weight="normal" officeooo:rsid="00288560" style:font-name-asian="Noto Sans CJK SC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T35" style:family="text">
      <style:text-properties style:font-name="Calibri light" fo:font-size="11pt" fo:font-style="normal" fo:font-weight="normal" officeooo:rsid="00431306" style:font-name-asian="Noto Sans CJK SC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T36" style:family="text">
      <style:text-properties style:font-name="Calibri light" fo:font-size="11pt" fo:font-style="normal" fo:font-weight="normal" officeooo:rsid="0043978b" style:font-name-asian="Noto Sans CJK SC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T37" style:family="text">
      <style:text-properties style:font-name="Calibri light" fo:font-size="11pt" fo:font-style="normal" officeooo:rsid="00359acf" style:font-size-asian="11pt" style:font-style-asian="normal" style:font-size-complex="11pt" style:font-style-complex="normal"/>
    </style:style>
    <style:style style:name="T38" style:family="text">
      <style:text-properties style:font-name="Calibri light" fo:font-size="11pt" fo:language="fr" fo:country="FR" fo:font-style="normal" fo:font-weight="normal" officeooo:rsid="0034280f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39" style:family="text">
      <style:text-properties style:font-name="Calibri light" fo:font-size="11pt" style:text-underline-style="none" officeooo:rsid="003720c0" style:font-size-asian="11pt" style:font-size-complex="11pt"/>
    </style:style>
    <style:style style:name="T40" style:family="text">
      <style:text-properties style:font-name="Calibri light" fo:font-size="11pt" style:text-underline-style="none" officeooo:rsid="003796bc" style:font-size-asian="11pt" style:font-size-complex="11pt"/>
    </style:style>
    <style:style style:name="T41" style:family="text">
      <style:text-properties style:font-name="Calibri light" fo:font-size="11pt" style:text-underline-style="none" officeooo:rsid="0037fc2e" style:font-size-asian="11pt" style:font-size-complex="11pt"/>
    </style:style>
    <style:style style:name="T42" style:family="text">
      <style:text-properties style:font-name="Calibri light" officeooo:rsid="00339c68"/>
    </style:style>
    <style:style style:name="T43" style:family="text">
      <style:text-properties style:font-name="Calibri light" fo:font-size="13pt" fo:font-style="normal" fo:font-weight="bold" officeooo:rsid="0038a109" style:font-name-asian="Noto Sans CJK SC" style:font-size-asian="13pt" style:font-style-asian="normal" style:font-weight-asian="bold" style:font-name-complex="Lohit Devanagari" style:font-size-complex="13pt" style:font-style-complex="normal" style:font-weight-complex="bold"/>
    </style:style>
    <style:style style:name="T44" style:family="text">
      <style:text-properties style:font-name="Calibri light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45" style:family="text">
      <style:text-properties style:font-name="Calibri light" fo:font-size="13pt" fo:font-style="normal" fo:font-weight="bold" officeooo:rsid="0031f175" style:font-size-asian="13pt" style:font-style-asian="normal" style:font-weight-asian="bold" style:font-size-complex="13pt" style:font-style-complex="normal" style:font-weight-complex="bold"/>
    </style:style>
    <style:style style:name="T46" style:family="text">
      <style:text-properties style:font-name="Calibri light" fo:font-size="13pt" fo:font-style="normal" fo:font-weight="bold" officeooo:rsid="001e05c4" style:font-size-asian="13pt" style:font-style-asian="normal" style:font-weight-asian="bold" style:font-size-complex="13pt" style:font-style-complex="normal" style:font-weight-complex="bold"/>
    </style:style>
    <style:style style:name="T47" style:family="text">
      <style:text-properties style:font-name="Calibri light" fo:font-style="normal" style:font-style-asian="normal" style:font-style-complex="normal"/>
    </style:style>
    <style:style style:name="T48" style:family="text">
      <style:text-properties style:font-name="Calibri light" fo:font-style="normal" officeooo:rsid="00339c68" style:font-style-asian="normal" style:font-style-complex="normal"/>
    </style:style>
    <style:style style:name="T49" style:family="text">
      <style:text-properties style:font-name="Calibri light" fo:font-style="normal" officeooo:rsid="00339c68" style:font-name-asian="Noto Sans CJK SC" style:font-style-asian="normal" style:font-name-complex="Lohit Devanagari" style:font-style-complex="normal"/>
    </style:style>
    <style:style style:name="T50" style:family="text">
      <style:text-properties style:font-name="Calibri light" fo:font-style="normal" officeooo:rsid="00359acf" style:font-name-asian="Noto Sans CJK SC" style:font-style-asian="normal" style:font-name-complex="Lohit Devanagari" style:font-style-complex="normal"/>
    </style:style>
    <style:style style:name="T51" style:family="text">
      <style:text-properties officeooo:rsid="002b319c"/>
    </style:style>
    <style:style style:name="T52" style:family="text">
      <style:text-properties fo:font-size="12pt" style:text-underline-style="none" officeooo:rsid="00339c68" style:font-size-asian="12pt" style:font-size-complex="12pt"/>
    </style:style>
    <style:style style:name="T5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4" style:family="text">
      <style:text-properties fo:font-size="12pt" style:text-underline-style="solid" style:text-underline-width="auto" style:text-underline-color="font-color" officeooo:rsid="004e8348" style:font-size-asian="12pt" style:font-size-complex="12pt"/>
    </style:style>
    <style:style style:name="T55" style:family="text">
      <style:text-properties officeooo:rsid="00339c68"/>
    </style:style>
    <style:style style:name="T56" style:family="text">
      <style:text-properties style:text-underline-style="none" officeooo:rsid="00339c68"/>
    </style:style>
    <style:style style:name="T57" style:family="text">
      <style:text-properties style:text-underline-style="none" officeooo:rsid="003691ff"/>
    </style:style>
    <style:style style:name="T58" style:family="text">
      <style:text-properties style:text-underline-style="none" officeooo:rsid="003720c0"/>
    </style:style>
    <style:style style:name="T59" style:family="text">
      <style:text-properties fo:font-style="italic" style:text-underline-style="none" officeooo:rsid="003720c0" style:font-style-asian="italic" style:font-style-complex="italic"/>
    </style:style>
    <style:style style:name="T60" style:family="text">
      <style:text-properties style:font-name="FreeMono" fo:font-size="11pt" fo:font-style="normal" officeooo:rsid="00359acf" style:font-size-asian="11pt" style:font-style-asian="normal" style:font-size-complex="11pt" style:font-style-complex="normal"/>
    </style:style>
    <style:style style:name="T61" style:family="text">
      <style:text-properties style:font-name="FreeMono" fo:font-size="11pt" style:text-underline-style="none" officeooo:rsid="003720c0" style:font-size-asian="11pt" style:font-size-complex="11pt"/>
    </style:style>
    <style:style style:name="T62" style:family="text">
      <style:text-properties style:font-name="FreeMono" fo:font-size="11pt" style:text-underline-style="none" officeooo:rsid="003796bc" style:font-size-asian="11pt" style:font-size-complex="11pt"/>
    </style:style>
    <style:style style:name="T63" style:family="text">
      <style:text-properties style:font-name="FreeMono" fo:font-size="11pt" style:text-underline-style="none" officeooo:rsid="0037fc2e" style:font-size-asian="11pt" style:font-size-complex="11pt"/>
    </style:style>
    <style:style style:name="T64" style:family="text">
      <style:text-properties style:font-name="FreeMono" fo:font-size="11pt" officeooo:rsid="00339c68" style:font-size-asian="11pt" style:font-size-complex="11pt"/>
    </style:style>
    <style:style style:name="T65" style:family="text">
      <style:text-properties style:font-name="FreeMono" fo:font-size="11pt" officeooo:rsid="00398d6c" style:font-size-asian="11pt" style:font-size-complex="11pt"/>
    </style:style>
    <style:style style:name="T66" style:family="text">
      <style:text-properties style:font-name="FreeMono" fo:font-size="11pt" officeooo:rsid="003b4a17" style:font-size-asian="11pt" style:font-size-complex="11pt"/>
    </style:style>
    <style:style style:name="T67" style:family="text">
      <style:text-properties style:font-name="FreeMono" fo:font-size="11pt" officeooo:rsid="003d0037" style:font-size-asian="11pt" style:font-size-complex="11pt"/>
    </style:style>
    <style:style style:name="T68" style:family="text">
      <style:text-properties style:font-name="FreeMono" fo:font-size="11pt" officeooo:rsid="00431306" style:font-size-asian="11pt" style:font-size-complex="11pt"/>
    </style:style>
    <style:style style:name="T69" style:family="text">
      <style:text-properties style:font-name="FreeMono" fo:font-size="12pt" fo:font-style="normal" officeooo:rsid="00359acf" style:font-size-asian="12pt" style:font-style-asian="normal" style:font-size-complex="12pt" style:font-style-complex="normal"/>
    </style:style>
    <style:style style:name="T70" style:family="text">
      <style:text-properties style:font-name="FreeMono" style:text-underline-style="none" officeooo:rsid="003720c0"/>
    </style:style>
    <style:style style:name="T71" style:family="text">
      <style:text-properties style:font-name="FreeMono" style:text-underline-style="none" officeooo:rsid="003691ff"/>
    </style:style>
    <style:style style:name="T72" style:family="text">
      <style:text-properties officeooo:rsid="00398d6c"/>
    </style:style>
    <style:style style:name="T73" style:family="text">
      <style:text-properties officeooo:rsid="003d0037"/>
    </style:style>
    <style:style style:name="T74" style:family="text">
      <style:text-properties style:text-underline-style="solid" style:text-underline-width="auto" style:text-underline-color="font-color"/>
    </style:style>
    <style:style style:name="T75" style:family="text">
      <style:text-properties style:text-underline-style="solid" style:text-underline-width="auto" style:text-underline-color="font-color" officeooo:rsid="00339c68"/>
    </style:style>
    <style:style style:name="T76" style:family="text">
      <style:text-properties style:text-underline-style="solid" style:text-underline-width="auto" style:text-underline-color="font-color" officeooo:rsid="004e8348"/>
    </style:style>
    <style:style style:name="T77" style:family="text">
      <style:text-properties officeooo:rsid="004dab27"/>
    </style:style>
    <style:style style:name="T78" style:family="text">
      <style:text-properties style:font-name="Calibri light" fo:font-size="11pt" style:text-underline-style="none" style:font-size-asian="11pt" style:font-size-complex="11pt"/>
    </style:style>
    <style:style style:name="T79" style:family="text">
      <style:text-properties style:font-name="Calibri light" fo:font-size="11pt" style:text-underline-style="none" officeooo:rsid="004dff01" style:font-size-asian="11pt" style:font-size-complex="11pt"/>
    </style:style>
    <style:style style:name="T80" style:family="text">
      <style:text-properties style:font-name="Calibri light" fo:font-size="11pt" style:text-underline-style="none" officeooo:rsid="004e4c97" style:font-size-asian="11pt" style:font-size-complex="11pt"/>
    </style:style>
    <style:style style:name="T81" style:family="text">
      <style:text-properties style:font-name="Calibri light" fo:font-size="11pt" style:text-underline-style="none" officeooo:rsid="00339c68" style:font-size-asian="11pt" style:font-size-complex="11pt"/>
    </style:style>
    <style:style style:name="T82" style:family="text">
      <style:text-properties style:font-name="Calibri light" fo:font-size="11pt" style:text-underline-style="none" officeooo:rsid="004e8348" style:font-size-asian="11pt" style:font-size-complex="11pt"/>
    </style:style>
    <style:style style:name="T83" style:family="text">
      <style:text-properties style:font-name="Calibri light" fo:font-size="11pt" style:text-underline-style="none" officeooo:rsid="004ee23b" style:font-size-asian="11pt" style:font-size-complex="11pt"/>
    </style:style>
    <style:style style:name="T84" style:family="text">
      <style:text-properties style:font-name="Calibri light" fo:font-size="11pt" style:text-underline-style="none" officeooo:rsid="00527ebc" style:font-size-asian="11pt" style:font-size-complex="11pt"/>
    </style:style>
    <style:style style:name="T85" style:family="text">
      <style:text-properties style:font-name="Calibri light" fo:font-size="11pt" fo:font-style="italic" style:text-underline-style="none" officeooo:rsid="004dff01" style:font-size-asian="11pt" style:font-style-asian="italic" style:font-size-complex="11pt" style:font-style-complex="italic"/>
    </style:style>
    <style:style style:name="T86" style:family="text">
      <style:text-properties style:font-name="Calibri light" fo:font-size="11pt" fo:font-style="italic" style:text-underline-style="none" officeooo:rsid="004ee23b" style:font-size-asian="11pt" style:font-style-asian="italic" style:font-size-complex="11pt" style:font-style-complex="italic"/>
    </style:style>
    <style:style style:name="T87" style:family="text">
      <style:text-properties style:font-name="FreeMono" fo:font-size="11pt" style:text-underline-style="none" style:font-size-asian="11pt" style:font-size-complex="11pt"/>
    </style:style>
    <style:style style:name="T88" style:family="text">
      <style:text-properties style:font-name="FreeMono" fo:font-size="11pt" style:text-underline-style="none" officeooo:rsid="004dff01" style:font-size-asian="11pt" style:font-size-complex="11pt"/>
    </style:style>
    <style:style style:name="T89" style:family="text">
      <style:text-properties style:font-name="FreeMono" fo:font-size="11pt" style:text-underline-style="none" officeooo:rsid="004e4c97" style:font-size-asian="11pt" style:font-size-complex="11pt"/>
    </style:style>
    <style:style style:name="T90" style:family="text">
      <style:text-properties style:font-name="FreeMono" fo:font-size="11pt" style:text-underline-style="none" officeooo:rsid="004ee23b" style:font-size-asian="11pt" style:font-size-complex="11pt"/>
    </style:style>
    <style:style style:name="T91" style:family="text">
      <style:text-properties style:use-window-font-color="true" style:font-name="Calibri light" fo:font-size="11pt" officeooo:rsid="003d0037" style:font-size-asian="11pt" style:font-size-complex="11pt"/>
    </style:style>
    <style:style style:name="T92" style:family="text">
      <style:text-properties style:use-window-font-color="true" style:font-name="Calibri light" fo:font-size="11pt" officeooo:rsid="003e7f8d" style:font-size-asian="11pt" style:font-size-complex="11pt"/>
    </style:style>
    <style:style style:name="T93" style:family="text">
      <style:text-properties style:use-window-font-color="true" style:font-name="Calibri light" fo:font-size="11pt" officeooo:rsid="00407106" style:font-size-asian="11pt" style:font-size-complex="11pt"/>
    </style:style>
    <style:style style:name="T94" style:family="text">
      <style:text-properties style:use-window-font-color="true" style:font-name="Calibri light" fo:font-size="11pt" fo:font-style="italic" style:font-size-asian="11pt" style:font-style-asian="italic" style:font-size-complex="11pt" style:font-style-complex="italic"/>
    </style:style>
    <style:style style:name="T95" style:family="text">
      <style:text-properties style:use-window-font-color="true" style:font-name="Calibri light" fo:font-size="11pt" fo:font-style="italic" officeooo:rsid="003e7f8d" style:font-size-asian="11pt" style:font-style-asian="italic" style:font-size-complex="11pt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12"/>
      <text:p text:style-name="P12">MODÈLES ET LANGAGES BASES DE DONNÉES AVANCÉES</text:p>
      <text:p text:style-name="P12"/>
      <text:p text:style-name="P12"/>
      <text:p text:style-name="P13">Célina Khalfat, M1 DAC</text:p>
      <text:p text:style-name="P13"/>
      <text:p text:style-name="P13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5"><text:a xlink:type="simple" xlink:href="#__RefHeading___Toc339_368872231" text:style-name="Index_20_Link" text:visited-style-name="Index_20_Link">I</text:a><text:a xlink:type="simple" xlink:href="#__RefHeading___Toc339_368872231" text:style-name="Index_20_Link" text:visited-style-name="Index_20_Link"> – </text:a><text:a xlink:type="simple" xlink:href="#__RefHeading___Toc339_368872231" text:style-name="Index_20_Link" text:visited-style-name="Index_20_Link">Les </text:a><text:a xlink:type="simple" xlink:href="#__RefHeading___Toc339_368872231" text:style-name="Index_20_Link" text:visited-style-name="Index_20_Link">fichiers</text:a><text:a xlink:type="simple" xlink:href="#__RefHeading___Toc339_368872231" text:style-name="Index_20_Link" text:visited-style-name="Index_20_Link"><text:tab/>2</text:a></text:p>
          <text:p text:style-name="P25"><text:a xlink:type="simple" xlink:href="#__RefHeading___Toc341_368872231" text:style-name="Index_20_Link" text:visited-style-name="Index_20_Link">II</text:a><text:a xlink:type="simple" xlink:href="#__RefHeading___Toc341_368872231" text:style-name="Index_20_Link" text:visited-style-name="Index_20_Link"> – </text:a><text:a xlink:type="simple" xlink:href="#__RefHeading___Toc341_368872231" text:style-name="Index_20_Link" text:visited-style-name="Index_20_Link">Les objets, </text:a><text:a xlink:type="simple" xlink:href="#__RefHeading___Toc341_368872231" text:style-name="Index_20_Link" text:visited-style-name="Index_20_Link">leur tables</text:a><text:a xlink:type="simple" xlink:href="#__RefHeading___Toc341_368872231" text:style-name="Index_20_Link" text:visited-style-name="Index_20_Link"> et leurs méthodes</text:a><text:a xlink:type="simple" xlink:href="#__RefHeading___Toc341_368872231" text:style-name="Index_20_Link" text:visited-style-name="Index_20_Link"><text:tab/>2</text:a></text:p>
          <text:p text:style-name="P26"><text:a xlink:type="simple" xlink:href="#__RefHeading___Toc345_368872231" text:style-name="Index_20_Link" text:visited-style-name="Index_20_Link">A) Le monde<text:tab/>2</text:a></text:p>
          <text:p text:style-name="P26"><text:a xlink:type="simple" xlink:href="#__RefHeading___Toc402_368872231" text:style-name="Index_20_Link" text:visited-style-name="Index_20_Link">B) Les continents<text:tab/>3</text:a></text:p>
          <text:p text:style-name="P26"><text:a xlink:type="simple" xlink:href="#__RefHeading___Toc384_368872231" text:style-name="Index_20_Link" text:visited-style-name="Index_20_Link">C) Les pays, leur langages et leur frontières<text:tab/>3</text:a></text:p>
          <text:p text:style-name="P26"><text:a xlink:type="simple" xlink:href="#__RefHeading___Toc386_368872231" text:style-name="Index_20_Link" text:visited-style-name="Index_20_Link">D) Les provinces<text:tab/>3</text:a></text:p>
          <text:p text:style-name="P26"><text:a xlink:type="simple" xlink:href="#__RefHeading___Toc388_368872231" text:style-name="Index_20_Link" text:visited-style-name="Index_20_Link">E) Les montagnes<text:tab/>3</text:a></text:p>
          <text:p text:style-name="P26"><text:a xlink:type="simple" xlink:href="#__RefHeading___Toc390_368872231" text:style-name="Index_20_Link" text:visited-style-name="Index_20_Link">F) Les déserts et les îles<text:tab/>3</text:a></text:p>
          <text:p text:style-name="P26"><text:a xlink:type="simple" xlink:href="#__RefHeading___Toc394_368872231" text:style-name="Index_20_Link" text:visited-style-name="Index_20_Link">H) Les aéroports<text:tab/>4</text:a></text:p>
          <text:p text:style-name="P26"><text:a xlink:type="simple" xlink:href="#__RefHeading___Toc396_368872231" text:style-name="Index_20_Link" text:visited-style-name="Index_20_Link">I) Les organisations<text:tab/>4</text:a></text:p>
          <text:p text:style-name="P26"><text:a xlink:type="simple" xlink:href="#__RefHeading___Toc398_368872231" text:style-name="Index_20_Link" text:visited-style-name="Index_20_Link">J) Les rivières<text:tab/>4</text:a></text:p>
          <text:p text:style-name="P25"><text:a xlink:type="simple" xlink:href="#__RefHeading___Toc343_368872231" text:style-name="Index_20_Link" text:visited-style-name="Index_20_Link">III – Les ensembles<text:tab/>4</text:a></text:p>
          <text:p text:style-name="P25"><text:a xlink:type="simple" xlink:href="#__RefHeading___Toc636_4010045884" text:style-name="Index_20_Link" text:visited-style-name="Index_20_Link">IV – Les exercices<text:tab/>5</text:a></text:p>
          <text:p text:style-name="P26"><text:a xlink:type="simple" xlink:href="#__RefHeading___Toc638_4010045884" text:style-name="Index_20_Link" text:visited-style-name="Index_20_Link">A) Exercice 1<text:tab/>5</text:a></text:p>
          <text:p text:style-name="P27"><text:a xlink:type="simple" xlink:href="#__RefHeading___Toc640_4010045884" text:style-name="Index_20_Link" text:visited-style-name="Index_20_Link">1) DTD 1<text:tab/>5</text:a></text:p>
          <text:p text:style-name="P27"><text:a xlink:type="simple" xlink:href="#__RefHeading___Toc642_4010045884" text:style-name="Index_20_Link" text:visited-style-name="Index_20_Link">2) DTD 2<text:tab/>5</text:a></text:p>
          <text:p text:style-name="P26"><text:a xlink:type="simple" xlink:href="#__RefHeading___Toc644_4010045884" text:style-name="Index_20_Link" text:visited-style-name="Index_20_Link">B) Exercice 2<text:tab/>5</text:a></text:p>
          <text:p text:style-name="P27"><text:a xlink:type="simple" xlink:href="#__RefHeading___Toc646_4010045884" text:style-name="Index_20_Link" text:visited-style-name="Index_20_Link">1) DTD 3<text:tab/>5</text:a></text:p>
          <text:p text:style-name="P27"><text:a xlink:type="simple" xlink:href="#__RefHeading___Toc648_4010045884" text:style-name="Index_20_Link" text:visited-style-name="Index_20_Link">2) DTD 4<text:tab/>5</text:a></text:p>
          <text:p text:style-name="P27"><text:a xlink:type="simple" xlink:href="#__RefHeading___Toc650_4010045884" text:style-name="Index_20_Link" text:visited-style-name="Index_20_Link">3) DTD 5<text:tab/>5</text:a></text:p>
          <text:p text:style-name="P26"><text:a xlink:type="simple" xlink:href="#__RefHeading___Toc652_4010045884" text:style-name="Index_20_Link" text:visited-style-name="Index_20_Link">C) Exercice 3<text:tab/>5</text:a></text:p>
        </text:index-body>
      </text:table-of-content>
      <text:p text:style-name="P1"/>
      <text:h text:style-name="P28" text:outline-level="1"><text:soft-page-break/></text:h>
      <text:h text:style-name="P29" text:outline-level="1"><text:bookmark-start text:name="__RefHeading___Toc339_368872231"/><text:span text:style-name="T43">I</text:span><text:span text:style-name="T45"> – </text:span><text:span text:style-name="T44">Les </text:span><text:span text:style-name="T46">fichiers</text:span><text:bookmark-end text:name="__RefHeading___Toc339_368872231"/></text:h>
      <text:p text:style-name="P19"><text:span text:style-name="T28"><text:tab/>J’</text:span><text:span text:style-name="T29">ai préféré sépar</text:span><text:span text:style-name="T31">er</text:span><text:span text:style-name="T29"> mon travail en plusieurs fichiers pour mieux m’y retrouver. De plus, ce sera sûrement plus clair pour vous, pour vous y retrouver. Pour pouvoir générer les fichiers </text:span><text:span text:style-name="T30">XML</text:span><text:span text:style-name="T29"> demandé</text:span><text:span text:style-name="T30">s</text:span><text:span text:style-name="T29"> pour le projet, il faut dans un premier temps, exécuter le fichier </text:span><text:span text:style-name="T27">"creation-insertion.sql"</text:span><text:span text:style-name="T38"> qui créera les objets, les tables et les ensemble. De plus, ce fichier insère les données dans les tables. Dans un deuxième temps il faudra exécuter le fichier </text:span><text:span text:style-name="T25">"methode.sql" qui contient toutes les fonctions nécessaires à la réalisation des documents </text:span><text:span text:style-name="T26">XML</text:span><text:span text:style-name="T25">. Les fichiers </text:span><text:span text:style-name="T27">"exN.sql"</text:span><text:span text:style-name="T25"> contiennent les lignes de codes nécessaires pour générer les documents </text:span><text:span text:style-name="T26">XML</text:span><text:span text:style-name="T25"> de l'exercice N. Vous pouvez également supprimer tous les objets, tables et ensembles de votre base de données grâce aux fichiers </text:span><text:span text:style-name="T27">"suppression.sql"</text:span><text:span text:style-name="T25">. Je me suis également permit de joindre les DTD correspondant aux fichiers </text:span><text:span text:style-name="T26">XML</text:span><text:span text:style-name="T25">, cela est plus simple pour la partie validation. Les fichiers générés contiennent dans leur nom, le numéro de leur DTD.</text:span></text:p>
      <text:p text:style-name="P11"><text:span text:style-name="T16"><text:tab/>Tous les fichiers </text:span><text:span text:style-name="T15">XML</text:span><text:span text:style-name="T16"> sont conformes à leur DTD, il suffit de copier/coller les DTD fourni au début du document généré.</text:span></text:p>
      <text:p text:style-name="P7"/>
      <text:h text:style-name="P30" text:outline-level="1"><text:bookmark-start text:name="__RefHeading___Toc341_368872231"/><text:span text:style-name="T48">II</text:span><text:span text:style-name="T47"> – </text:span><text:span text:style-name="T49">Les objets, </text:span><text:span text:style-name="T50">leur tables</text:span><text:span text:style-name="T49"> et leurs méthodes</text:span><text:bookmark-end text:name="__RefHeading___Toc341_368872231"/></text:h>
      <text:p text:style-name="P10"><text:span text:style-name="T12"><text:tab/>Pour pouvoir générer les différent</text:span><text:span text:style-name="T13">s document</text:span><text:span text:style-name="T14">s</text:span><text:span text:style-name="T13"> XML </text:span><text:span text:style-name="T12">j’ai du créer un certain nombre d’objet, de table et d’ensemble. Pour chaque objet j’ai récupér</text:span><text:span text:style-name="T14">é</text:span><text:span text:style-name="T12"> les attributs dont j’avais besoin dans les tables fournies de la base mondiale. En créant les tables, j’ai ajouté </text:span><text:span text:style-name="T13">certaines</text:span><text:span text:style-name="T12"> contraintes </text:span><text:span text:style-name="T13">sur les attributs. </text:span><text:span text:style-name="T32">La plupart des </text:span><text:span text:style-name="T33">objet</text:span><text:span text:style-name="T32">s ont des fonctions. Je vais détailler tout cela dans la suite.</text:span></text:p>
      <text:h text:style-name="P32" text:outline-level="2"><text:bookmark-start text:name="__RefHeading___Toc345_368872231"/><text:span text:style-name="T56">A) </text:span><text:span text:style-name="T75">L</text:span><text:span text:style-name="T74">e monde</text:span><text:bookmark-end text:name="__RefHeading___Toc345_368872231"/></text:h>
      <text:p text:style-name="P23"><text:span text:style-name="T14"><text:tab/>L’objet </text:span><text:span text:style-name="T69">T_Mondial</text:span><text:span text:style-name="T9"> </text:span><text:span text:style-name="T14">permet d’ajouter la balise </text:span><text:span text:style-name="T22">&lt;mondial&gt;...&lt;/mondial&gt;</text:span><text:span text:style-name="T14"> autour de chaque document. L’attribut n’est pas utile, il est seulement la pour pouvoir créer la table </text:span><text:span text:style-name="T68">Mondial</text:span><text:span text:style-name="T14">. La table contient un seul él</text:span><text:span text:style-name="T21">é</text:span><text:span text:style-name="T14">ment, cela permet que le fichier </text:span><text:span text:style-name="T15">XML</text:span><text:span text:style-name="T14"> ne soit pas répété plusieurs fois. </text:span><text:span text:style-name="T15">C’est à partir de cet objet, g</text:span><text:span text:style-name="T14">râce à la fonction </text:span><text:span text:style-name="T60">member function toXML(i number) return XMLType</text:span><text:span text:style-name="T37">,</text:span><text:span text:style-name="T14"> </text:span><text:span text:style-name="T15">que la génération du XML commence. </text:span><text:span text:style-name="T34"><text:s/>L’argument i permet de spécifier, au sein de la fonction, grâce à un switch case, quelle autre fonction doit être appelée </text:span><text:span text:style-name="T36">et </text:span><text:span text:style-name="T35">ainsi</text:span><text:span text:style-name="T36"> pouvoir</text:span><text:span text:style-name="T35"> poursuivre la génération du document, </text:span><text:span text:style-name="T15">autrement dit, le i permet de demander un document en particulier. Par exemple, </text:span></text:p>
      <text:p text:style-name="P24">WbExport -type=text<text:line-break/> <text:s text:c="8"/>-file='mondialDTD1.xml'<text:line-break/> <text:s text:c="8"/>-createDir=true<text:line-break/> <text:s text:c="8"/>-encoding=UTF-8<text:line-break/> <text:s text:c="8"/>-header=false<text:line-break/> <text:s text:c="8"/>-delimiter=','<text:line-break/> <text:s text:c="8"/>-decimal=','<text:line-break/> <text:s text:c="8"/>-dateFormat='yyyy-MM-dd'<text:line-break/>/<text:line-break/>select m.toXML(1).getClobVal() <text:line-break/>from Mondial m;</text:p>
      <text:p text:style-name="P16">permet de générer le fichier XML qui correspond à la DTD1 (la question 1 de l’exercice 1). </text:p>
      <text:h text:style-name="P34" text:outline-level="2"><text:bookmark-start text:name="__RefHeading___Toc402_368872231"/><text:soft-page-break/><text:span text:style-name="T52">B) </text:span><text:span text:style-name="T53">Les </text:span><text:span text:style-name="T54">c</text:span><text:span text:style-name="T53">ontinents</text:span><text:bookmark-end text:name="__RefHeading___Toc402_368872231"/></text:h>
      <text:p text:style-name="P15"><text:span text:style-name="T57"><text:tab/>L’objet </text:span><text:span text:style-name="T71">T_Continent</text:span><text:span text:style-name="T57"> </text:span><text:span text:style-name="T58">à comme attribut </text:span><text:span text:style-name="T70">name</text:span><text:span text:style-name="T58">, qui correspond au nom d’un contient. La table </text:span><text:span text:style-name="T70">TheContinents</text:span><text:span text:style-name="T58"> contient ainsi les noms de tous les continents. Le nom d’un contient ne peut pas être null et cela a été spécifié lors de la création de la table. La fonction </text:span><text:span text:style-name="T70"><text:s/>member function toXML return XMLType</text:span><text:span text:style-name="T58"> associé à cet objet, permet de générer la sous parties </text:span><text:span text:style-name="T59">&lt;continent&gt;...&lt;/continent&gt;</text:span><text:span text:style-name="T58"> du document de l’exercice 3. Je reviendrais plus tard sur la DTD choisie pour cet exercice. </text:span></text:p>
      <text:p text:style-name="P20"><text:span text:style-name="T39"><text:tab/>Il y a également l’objet </text:span><text:span text:style-name="T61">T_Encompasses </text:span><text:span text:style-name="T39">qui permet </text:span><text:span text:style-name="T40">de faire le lien entre les pays (sous partie suivante) et leur proportion dans un contient, grâce aux attributs </text:span><text:span text:style-name="T62">country</text:span><text:span text:style-name="T40">, </text:span><text:span text:style-name="T62">continent</text:span><text:span text:style-name="T40"> et </text:span><text:span text:style-name="T62">percentage</text:span><text:span text:style-name="T40">. </text:span><text:span text:style-name="T41">On peut également trouver la fonction </text:span><text:span text:style-name="T63">member function toXML return XMLType</text:span><text:span text:style-name="T41"> qui permet d’écrire dans le document toutes les lignes de ce type : </text:span><text:span text:style-name="T24">&lt;continent name="'||continent||'" percent="'||percentage||'"/&gt;.</text:span></text:p>
      <text:h text:style-name="P33" text:outline-level="2"><text:bookmark-start text:name="__RefHeading___Toc384_368872231"/><text:span text:style-name="T55">C) </text:span><text:span text:style-name="T75">Les pays, leur langages et leur frontières</text:span><text:bookmark-end text:name="__RefHeading___Toc384_368872231"/></text:h>
      <text:p text:style-name="P17">T_Country</text:p>
      <text:p text:style-name="P17">T_Language</text:p>
      <text:p text:style-name="P18"><text:span text:style-name="T55">T_Borders</text:span> </text:p>
      <text:h text:style-name="P32" text:outline-level="2"><text:bookmark-start text:name="__RefHeading___Toc386_368872231"/><text:span text:style-name="T55">D) </text:span><text:span text:style-name="T74">Les </text:span><text:span text:style-name="T76">p</text:span><text:span text:style-name="T75">rovinces</text:span><text:bookmark-end text:name="__RefHeading___Toc386_368872231"/></text:h>
      <text:p text:style-name="P17">T_Province</text:p>
      <text:h text:style-name="P32" text:outline-level="2"><text:bookmark-start text:name="__RefHeading___Toc388_368872231"/><text:span text:style-name="T55">E) </text:span><text:span text:style-name="T74">Les </text:span><text:span text:style-name="T76">m</text:span><text:span text:style-name="T74">ontagnes</text:span><text:bookmark-end text:name="__RefHeading___Toc388_368872231"/></text:h>
      <text:p text:style-name="P35"><text:span text:style-name="T79"><text:tab/>Toutes les données concernant les montagnes se trouvent dans les objets </text:span><text:span text:style-name="T88">T_Mountain</text:span><text:span text:style-name="T79"> et </text:span><text:span text:style-name="T88">T_GeoMountain</text:span><text:span text:style-name="T79">. T_Mountain a comme attribut </text:span><text:span text:style-name="T88">name</text:span><text:span text:style-name="T79">, </text:span><text:span text:style-name="T88">height</text:span><text:span text:style-name="T79">, </text:span><text:span text:style-name="T88">latitude</text:span><text:span text:style-name="T79"> et </text:span><text:span text:style-name="T88">longitude</text:span><text:span text:style-name="T79">. Les contraintes sur ces objets sont que le name ne doit pas être null, </text:span><text:span text:style-name="T80">la valeur de la latitude doit être comprise entre -90 et 90, et celle de la longitude entre -180 et 180. La fonction </text:span><text:span text:style-name="T89">member function toEx3XML return XMLType</text:span><text:span text:style-name="T80"> permet d’afficher les lignes correspondant à : </text:span><text:span text:style-name="T85">&lt;mountain altitude="'||height||'" latitude="'||latitude||'" longitude="'||longitude||'"&gt;' ||name||'&lt;/mountain&gt;</text:span><text:span text:style-name="T79"> </text:span><text:span text:style-name="T80">pour le document de l’exercice 3. De même pour,</text:span><text:span text:style-name="T88">member function toXML return XMLType</text:span><text:span text:style-name="T79"> </text:span><text:span text:style-name="T80">sauf qu’elle n’affiche pas les attributs de latitude et longitude. Le deuxième objet, </text:span><text:span text:style-name="T89">T_GeoMountain</text:span><text:span text:style-name="T80"> permet de relier un nom de montagne à son pays et sa province. Les attributs </text:span><text:span text:style-name="T89">mountain</text:span><text:span text:style-name="T80">, </text:span><text:span text:style-name="T89">country</text:span><text:span text:style-name="T80"> et </text:span><text:span text:style-name="T89">province</text:span><text:span text:style-name="T80"> ne peuvent pas être null.</text:span></text:p>
      <text:h text:style-name="P32" text:outline-level="2"><text:bookmark-start text:name="__RefHeading___Toc390_368872231"/><text:span text:style-name="T55">F) </text:span><text:span text:style-name="T74">Les </text:span><text:span text:style-name="T76">d</text:span><text:span text:style-name="T75">éserts </text:span><text:span text:style-name="T76">et les îles</text:span><text:bookmark-end text:name="__RefHeading___Toc390_368872231"/></text:h>
      <text:p text:style-name="P36"><text:span text:style-name="T81"><text:tab/></text:span><text:span text:style-name="T82">De la même façon que pour les montagnes, </text:span><text:span text:style-name="T83">pour représenter les déserts nous allons nous appuyer sur deux objets T_Desert et T_GeoDesert, et pour représenter les îles T_Island et T_GeoIsland. T_Desert et T_Island ont tous les attributs nécessaires pour décrire ses éléments, en plus d’une fonction </text:span><text:span text:style-name="T90">member function toXML return XMLType </text:span><text:span text:style-name="T83">qui permet de mettre les valeurs de chaque attribut dans un fichier XML. J’ai fais le choix de créer des fonctions et pas seulement ajouter des </text:span><text:span text:style-name="T86">XMLType(…)</text:span><text:span text:style-name="T83"> lorsque j’en avais besoin, pour que le code soit modifiable plus facilement : si j’avais besoin de modifier la manière dont j’affiche mes attributs, j’avais seulement à modifier cette fonction, et pas toutes les occurrences de </text:span><text:span text:style-name="T86">XMLType(‘&lt;desert&gt;...&lt;/desert’)</text:span><text:span text:style-name="T83"> par </text:span><text:soft-page-break/><text:span text:style-name="T83">exemple. </text:span><text:span text:style-name="T84">Quant aux objets <text:s/></text:span><text:span text:style-name="T83">et T_GeoDesert et T_GeoIsland permettent de faire le lien avec les provinces et les pays.</text:span></text:p>
      <text:p text:style-name="Text_20_body"><text:span text:style-name="T83"/></text:p>
      <text:h text:style-name="P32" text:outline-level="2"><text:bookmark-start text:name="__RefHeading___Toc394_368872231"/><text:span text:style-name="T55">H) </text:span><text:span text:style-name="T74">Les </text:span><text:span text:style-name="T76">a</text:span><text:span text:style-name="T74">éroports</text:span><text:bookmark-end text:name="__RefHeading___Toc394_368872231"/></text:h>
      <text:p text:style-name="P21"><text:span text:style-name="T72"><text:tab/></text:span><text:span text:style-name="T17">L’objet </text:span><text:span text:style-name="T64">T_Airport</text:span><text:span text:style-name="T11"> </text:span><text:span text:style-name="T17">contient les trois attributs suivants : </text:span><text:span text:style-name="T65">name</text:span><text:span text:style-name="T17">, </text:span><text:span text:style-name="T65">country</text:span><text:span text:style-name="T17"> et </text:span><text:span text:style-name="T65">city</text:span><text:span text:style-name="T17">. Il n’y a pas de contrainte not null sur la ville, ainsi il existe des aéroports </text:span><text:span text:style-name="T18">dont l’attribut city ne contient rien</text:span><text:span text:style-name="T17">. Pour traiter ce cas, dans la fonction </text:span><text:span text:style-name="T65"><text:s/>member function toXML return XMLType </text:span><text:span text:style-name="T17">associé à l’objet, il y a un test qui vérifie que l’attribut city d’un </text:span><text:span text:style-name="T18">objet T_Aeroport</text:span><text:span text:style-name="T17"> ne soit pas null, si c’est le cas au lieu de trouver la ligne </text:span><text:span text:style-name="T23">&lt;airport name="'||name||'" nearCity="'||city||'"/&gt; </text:span><text:span text:style-name="T17">dans le document, </text:span><text:span text:style-name="T23">'&lt;airport name="'||name||'"/&gt;' </text:span><text:span text:style-name="T17">sera trouvé</text:span><text:span text:style-name="T18">e</text:span><text:span text:style-name="T17">. Je trouvais que cela rendait le document plus joli et moins lourd, plutôt que simplement mettre une chaîne vide </text:span><text:span text:style-name="T18">comme valeur de</text:span><text:span text:style-name="T17"> nearCity. </text:span><text:span text:style-name="T18">La table qui contient les objets</text:span><text:span text:style-name="T66"> </text:span><text:span text:style-name="T18">T_Airport est </text:span><text:span text:style-name="T66">TheAirports</text:span><text:span text:style-name="T18">.</text:span></text:p>
      <text:h text:style-name="P32" text:outline-level="2"><text:bookmark-start text:name="__RefHeading___Toc396_368872231"/><text:span text:style-name="T55">I) </text:span><text:span text:style-name="T74">Les </text:span><text:span text:style-name="T76">o</text:span><text:span text:style-name="T74">rganisations</text:span><text:bookmark-end text:name="__RefHeading___Toc396_368872231"/></text:h>
      <text:p text:style-name="P38"><text:span text:style-name="T78"><text:tab/>Concernant les organisations, on peut trouver dans l’objet </text:span><text:span text:style-name="T87">T_Organization</text:span><text:span text:style-name="T78">, les attributs </text:span><text:span text:style-name="T87">abbreviation</text:span><text:span text:style-name="T78"> (not null), </text:span><text:span text:style-name="T87">name</text:span><text:span text:style-name="T78"> (not null), </text:span><text:span text:style-name="T87">city</text:span><text:span text:style-name="T78">, </text:span><text:span text:style-name="T87">country</text:span><text:span text:style-name="T78"> et </text:span><text:span text:style-name="T87">established</text:span><text:span text:style-name="T78">. Ainsi qu’une fonction </text:span><text:span text:style-name="T87">member function toXML return XMLType</text:span><text:span text:style-name="T78">, qui pour une instance de T_Objet, listera les pays membre et le siège social. Les pays membres sont retrouvés grâce à l’objet </text:span><text:span text:style-name="T87">T_IsMember</text:span><text:span text:style-name="T78"> qui permet de dire quels sont les pays membres d’une certaine organisation.</text:span></text:p>
      <text:h text:style-name="P32" text:outline-level="2"><text:bookmark-start text:name="__RefHeading___Toc398_368872231"/><text:span text:style-name="T55">J) </text:span><text:span text:style-name="T74">Les rivières</text:span><text:bookmark-end text:name="__RefHeading___Toc398_368872231"/></text:h>
      <text:p text:style-name="P22"><text:span text:style-name="T73"><text:tab/></text:span><text:span text:style-name="T19">Toutes les informations nécessaires pour les documents demandés relatives aux rivières sont dans l’objet </text:span><text:span text:style-name="T67">T_Source</text:span><text:span text:style-name="T19">, on y retrouve le nom de chaque rivière ainsi que la province et pays d’où est sa source. Ces informations sont stockées dans une table </text:span><text:span text:style-name="T67">TheSources</text:span><text:span text:style-name="T19">. Ces donné</text:span><text:span text:style-name="T91">es nous permettrons d’</text:span><text:span text:style-name="T92">ajouter</text:span><text:span text:style-name="T91"> la ligne suivante : </text:span><text:span text:style-name="T94">&lt;river&gt;'||</text:span><text:span text:style-name="T95">n</text:span><text:span text:style-name="T94">ame||'&lt;/river&gt;' </text:span><text:span text:style-name="T93">lors de la génér</text:span><text:span text:style-name="T20">ation du document de l’exercice 3.</text:span></text:p>
      <text:h text:style-name="P31" text:outline-level="1"><text:bookmark-start text:name="__RefHeading___Toc343_368872231"/><text:span text:style-name="T42">III</text:span><text:span text:style-name="T8"> – Les </text:span><text:span text:style-name="T10">ensembles</text:span><text:bookmark-end text:name="__RefHeading___Toc343_368872231"/></text:h>
      <text:p text:style-name="P37"><text:span text:style-name="T2"><text:tab/>Dans les fonctions, il était courant d’avoir besoins d’ensemble pour stocker le résultat des requêtes. Par exemple, il a fallut que je crée un ensemble T_ensAirports <text:s/>pour stocker les objets T_Airport qui correspondent à tous les aéroports d’un même pays.</text:span></text:p>
      <text:p text:style-name="P40"><text:span text:style-name="T7">select value(a)<text:line-break/> <text:s text:c="6"/>bulk collect into ensAirports<text:line-break/> <text:s text:c="6"/>from TheAirports a<text:line-break/> <text:s text:c="6"/>where code = a.country;</text:span></text:p>
      <text:p text:style-name="P39"><text:span text:style-name="T3">(avec ensAirports de type T_ensAirports)</text:span></text:p>
      <text:p text:style-name="P41"><text:span text:style-name="T3">Vous trouverez tous les ensembles crées dans le fichiers </text:span><text:span text:style-name="T4">"creation-insertion.sql" </text:span><text:span text:style-name="T6">à partir de la ligne 370.</text:span></text:p>
      <text:h text:style-name="Heading_20_1" text:outline-level="1"><text:bookmark-start text:name="__RefHeading___Toc636_4010045884"/><text:soft-page-break/>IV – Les exercices <text:bookmark-end text:name="__RefHeading___Toc636_4010045884"/></text:h>
      <text:h text:style-name="Heading_20_2" text:outline-level="2"><text:bookmark-start text:name="__RefHeading___Toc638_4010045884"/>A) <text:span text:style-name="T77">Exercice 1</text:span><text:bookmark-end text:name="__RefHeading___Toc638_4010045884"/></text:h>
      <text:h text:style-name="Heading_20_3" text:outline-level="3"><text:bookmark-start text:name="__RefHeading___Toc640_4010045884"/>1) DTD 1<text:bookmark-end text:name="__RefHeading___Toc640_4010045884"/></text:h>
      <text:h text:style-name="Heading_20_3" text:outline-level="3"><text:bookmark-start text:name="__RefHeading___Toc642_4010045884"/>2) DTD 2<text:bookmark-end text:name="__RefHeading___Toc642_4010045884"/></text:h>
      <text:h text:style-name="Heading_20_2" text:outline-level="2"><text:bookmark-start text:name="__RefHeading___Toc644_4010045884"/>B) <text:span text:style-name="T77">Exercice 2</text:span><text:bookmark-end text:name="__RefHeading___Toc644_4010045884"/></text:h>
      <text:h text:style-name="Heading_20_3" text:outline-level="3"><text:bookmark-start text:name="__RefHeading___Toc646_4010045884"/>1) DTD 3<text:bookmark-end text:name="__RefHeading___Toc646_4010045884"/></text:h>
      <text:h text:style-name="Heading_20_3" text:outline-level="3"><text:bookmark-start text:name="__RefHeading___Toc648_4010045884"/>2) DTD 4<text:bookmark-end text:name="__RefHeading___Toc648_4010045884"/></text:h>
      <text:h text:style-name="Heading_20_3" text:outline-level="3"><text:bookmark-start text:name="__RefHeading___Toc650_4010045884"/>3) DTD 5<text:bookmark-end text:name="__RefHeading___Toc650_4010045884"/></text:h>
      <text:h text:style-name="Heading_20_2" text:outline-level="2"><text:bookmark-start text:name="__RefHeading___Toc652_4010045884"/>C) <text:span text:style-name="T77">Exercice 3</text:span> <text:bookmark-end text:name="__RefHeading___Toc652_4010045884"/></text:h>
      <text:p text:style-name="P8">Q1) //continent/country[@population=max(</text:p>
      <text:p text:style-name="P8"><text:s text:c="2"/>../country/@population</text:p>
      <text:p text:style-name="P8">)]</text:p>
      <text:p text:style-name="P3"/>
      <text:p text:style-name="P4">Q2) //country [@name ='France']/organizations/organization</text:p>
      <text:p text:style-name="P4"/>
      <text:p text:style-name="P5">Q3 )</text:p>
      <text:p text:style-name="P3">//province[@name='Albania']/mountains/mountain[@altitude=max(//province[@name='Albania']<text:a xlink:type="simple" xlink:href="../../../../../../mountains/mountain/@altitude" text:style-name="Internet_20_link" text:visited-style-name="Visited_20_Internet_20_Link">/mountains/mountain/@altitude</text:a>)]</text:p>
      <text:p text:style-name="P3"/>
      <text:p text:style-name="P6">Q4 = //country[@name='Russia']//rivers/river/text()</text:p>
      <text:p text:style-name="P6"/>
      <text:p text:style-name="P9"><text:span text:style-name="T51">Q5 ) </text:span><text:span text:style-name="T1">//country[@borderslength=max(</text:span><text:a xlink:type="simple" xlink:href="smb://country/@borderslength" text:style-name="Internet_20_link" text:visited-style-name="Visited_20_Internet_20_Link"><text:span text:style-name="T1">//country/@borderslength</text:span></text:a><text:span text:style-name="T1">]/@name</text:span></text:p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 LIGHT" svg:font-family="'CaLIBRI LIGHT'"/>
    <style:font-face style:name="Calibri light" svg:font-family="'Calibri light'"/>
    <style:font-face style:name="Calibri light2" svg:font-family="'Calibri light'" style:font-adornments="Italique"/>
    <style:font-face style:name="Calibri light1" svg:font-family="'Calibri light'" style:font-adornments="Normal"/>
    <style:font-face style:name="Lohit Devanagari1" svg:font-family="'Lohit Devanagari'"/>
    <style:font-face style:name="FreeMono" svg:font-family="FreeMono" style:font-family-generic="modern" style:font-pitch="fixed"/>
    <style:font-face style:name="Cantarell Thin" svg:font-family="'Cantarell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339c68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Calibri light2" fo:font-family="'Calibri light'" style:font-style-name="Italique" fo:font-size="130%" fo:font-style="italic" fo:font-weight="normal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3cm" fo:margin-right="0cm" fo:margin-top="0.353cm" fo:margin-bottom="0.212cm" loext:contextual-spacing="false" fo:text-indent="0cm" style:auto-text-indent="false">
        <style:tab-stops/>
      </style:paragraph-properties>
      <style:text-properties style:font-name="Calibri light1" fo:font-family="'Calibri light'" style:font-style-name="Normal" fo:font-size="14pt" fo:font-weight="normal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20:11:34.421656085</meta:creation-date>
    <dc:date>2020-12-17T16:07:46.793614784</dc:date>
    <meta:editing-duration>PT3H43M7S</meta:editing-duration>
    <meta:editing-cycles>44</meta:editing-cycles>
    <meta:generator>LibreOffice/6.4.6.2$Linux_X86_64 LibreOffice_project/40$Build-2</meta:generator>
    <meta:document-statistic meta:table-count="0" meta:image-count="0" meta:object-count="0" meta:page-count="5" meta:paragraph-count="74" meta:word-count="1300" meta:character-count="8464" meta:non-whitespace-character-count="7120"/>
  </office:meta>
</office:document-meta>
</file>